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2cm" table:align="margins"/>
    </style:style>
    <style:style style:name="Tabella1.A" style:family="table-column">
      <style:table-column-properties style:column-width="9.474cm" style:rel-column-width="21845*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-asian="SimSun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3bc8f7" officeooo:paragraph-rsid="003bc8f7" style:font-name-asian="SimSun" style:font-size-asian="8pt" style:font-weight-asian="bold" style:font-name-complex="Tahoma" style:font-size-complex="8pt" style:font-weight-complex="bold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3a80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a804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a804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d73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3bc8f7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3942c7"/>
    </style:style>
    <style:style style:name="T5" style:family="text">
      <style:text-properties officeooo:rsid="00180ed3"/>
    </style:style>
    <style:style style:name="T6" style:family="text">
      <style:text-properties officeooo:rsid="003bc8f7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ext:p text:style-name="P14"><text:placeholder text:placeholder-type="text">&lt;for each="apartment, refugees, date in get_objects(objects, data)"&gt;</text:placeholder></text:p>
      <text:p text:style-name="P12"><text:span text:style-name="T6">Codice appartamento: </text:span><text:placeholder text:placeholder-type="text">&lt;apartment.name&gt;</text:placeholder></text:p>
      <text:p text:style-name="P18">Indirizzo:</text:p>
      <text:p text:style-name="P18">Giorno di riferimento: <text:span text:style-name="T5"><text:placeholder text:placeholder-type="text">&lt;formatLang(date, date=True)&gt;</text:placeholder></text:span></text:p>
      <text:p text:style-name="P15"/>
      <text:p text:style-name="P12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Residuato</text:p>
          </table:table-cell>
          <table:table-cell table:style-name="Tabella1.A1" office:value-type="string">
            <text:p text:style-name="P3">Contatti</text:p>
          </table:table-cell>
          <table:table-cell table:style-name="Tabella1.C1" office:value-type="string">
            <text:p text:style-name="P3">Nazionalità</text:p>
          </table:table-cell>
        </table:table-row>
        <table:table-row>
          <table:table-cell table:style-name="Tabella1.A3" office:value-type="string">
            <text:p text:style-name="P15"><text:placeholder text:placeholder-type="text">&lt;for each="refugee in refugees"&gt;</text:placeholder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6"><text:placeholder text:placeholder-type="text">&lt;refugee.name&gt;</text:placeholder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16"><text:placeholder text:placeholder-type="text">&lt;refugee.country_id.name&gt;</text:placeholder></text:p>
          </table:table-cell>
        </table:table-row>
        <table:table-row>
          <table:table-cell table:style-name="Tabella1.A4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17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42cm" table:align="margins"/>
    </style:style>
    <style:style style:name="Tabella2.A" style:family="table-column">
      <style:table-column-properties style:column-width="3.582cm" style:rel-column-width="8262*"/>
    </style:style>
    <style:style style:name="Tabella2.B" style:family="table-column">
      <style:table-column-properties style:column-width="24.837cm" style:rel-column-width="57273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3a80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officeooo:rsid="003942c7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FOGLIO PRESENZE <text:span text:style-name="MT4">GIORNALIERO</text:span></text:p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2T14:38:45.155224297</dc:date>
    <meta:editing-duration>P5DT15H19M23S</meta:editing-duration>
    <meta:editing-cycles>614</meta:editing-cycles>
    <meta:generator>LibreOffice/4.3.3.2$Linux_X86_64 LibreOffice_project/430m0$Build-2</meta:generator>
    <dc:creator>Administrator </dc:creator>
    <meta:document-statistic meta:table-count="2" meta:image-count="0" meta:object-count="0" meta:page-count="1" meta:paragraph-count="21" meta:word-count="46" meta:character-count="490" meta:non-whitespace-character-count="460"/>
    <meta:user-defined meta:name="Info 1"/>
    <meta:user-defined meta:name="Info 2"/>
    <meta:user-defined meta:name="Info 3"/>
    <meta:user-defined meta:name="Info 4"/>
  </office:meta>
</office:document-meta>
</file>